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4292e" style:font-name="apple-system" fo:font-size="12pt" fo:letter-spacing="normal" fo:font-style="normal" fo:font-weight="normal" officeooo:rsid="0012c046" officeooo:paragraph-rsid="0012c046"/>
    </style:style>
    <style:style style:name="P2" style:family="paragraph" style:parent-style-name="Standard">
      <style:text-properties fo:font-variant="normal" fo:text-transform="none" fo:color="#24292e" style:font-name="apple-system" fo:font-size="12pt" fo:letter-spacing="normal" fo:font-style="normal" fo:font-weight="normal" officeooo:rsid="0012c046" officeooo:paragraph-rsid="00138b0e"/>
    </style:style>
    <style:style style:name="P3" style:family="paragraph" style:parent-style-name="Standard">
      <style:text-properties fo:font-variant="normal" fo:text-transform="none" fo:color="#24292e" style:font-name="Garuda" fo:font-size="12pt" fo:letter-spacing="normal" fo:font-style="normal" fo:font-weight="normal" officeooo:rsid="0012c046" officeooo:paragraph-rsid="0012c046"/>
    </style:style>
    <style:style style:name="P4" style:family="paragraph" style:parent-style-name="Standard">
      <style:text-properties fo:font-variant="normal" fo:text-transform="none" fo:color="#24292e" style:font-name="Garuda" fo:font-size="12pt" fo:letter-spacing="normal" fo:font-style="normal" fo:font-weight="normal" officeooo:rsid="0012c046" officeooo:paragraph-rsid="00138b0e"/>
    </style:style>
    <style:style style:name="P5" style:family="paragraph" style:parent-style-name="Standard">
      <style:text-properties fo:font-variant="normal" fo:text-transform="none" fo:color="#24292e" style:font-name="Garuda" fo:font-size="12pt" fo:letter-spacing="normal" fo:font-style="normal" fo:font-weight="normal" officeooo:rsid="00138b0e" officeooo:paragraph-rsid="00138b0e"/>
    </style:style>
    <style:style style:name="P6" style:family="paragraph" style:parent-style-name="Standard">
      <style:text-properties fo:font-variant="normal" fo:text-transform="none" fo:color="#000066" style:font-name="Garuda" fo:font-size="12pt" fo:letter-spacing="normal" fo:font-style="normal" fo:font-weight="normal" officeooo:rsid="0012c046" officeooo:paragraph-rsid="0012c046"/>
    </style:style>
    <style:style style:name="P7" style:family="paragraph" style:parent-style-name="Standard">
      <style:text-properties fo:font-variant="normal" fo:text-transform="none" fo:color="#000066" style:font-name="Garuda" fo:font-size="12pt" fo:letter-spacing="normal" fo:font-style="normal" fo:font-weight="normal" officeooo:rsid="0012c046" officeooo:paragraph-rsid="00138b0e"/>
    </style:style>
    <style:style style:name="P8" style:family="paragraph" style:parent-style-name="Standard">
      <style:text-properties fo:font-variant="normal" fo:text-transform="none" fo:color="#000066" style:font-name="Garuda" fo:font-size="12pt" fo:letter-spacing="normal" fo:font-style="normal" fo:font-weight="normal" officeooo:rsid="00138b0e" officeooo:paragraph-rsid="00138b0e"/>
    </style:style>
    <style:style style:name="P9" style:family="paragraph" style:parent-style-name="Standard">
      <style:text-properties fo:color="#0000ff" style:font-name="Garuda" fo:font-size="36pt" fo:font-weight="bold" officeooo:rsid="0011d429" officeooo:paragraph-rsid="0011d429" style:font-size-asian="36pt" style:font-weight-asian="bold" style:font-size-complex="36pt" style:font-weight-complex="bold"/>
    </style:style>
    <style:style style:name="P10" style:family="paragraph" style:parent-style-name="Standard">
      <style:text-properties fo:color="#0000ff" style:font-name="Garuda" officeooo:rsid="0011d429" officeooo:paragraph-rsid="0011d429"/>
    </style:style>
    <style:style style:name="P11" style:family="paragraph" style:parent-style-name="Standard">
      <style:text-properties fo:color="#996600" style:font-name="Garuda" fo:font-size="20pt" officeooo:rsid="0011d429" officeooo:paragraph-rsid="0011d429" style:font-size-asian="20pt" style:font-size-complex="20pt"/>
    </style:style>
    <style:style style:name="P12" style:family="paragraph" style:parent-style-name="Standard">
      <style:text-properties style:font-name="Garuda" officeooo:rsid="0011d429" officeooo:paragraph-rsid="0011d429"/>
    </style:style>
    <style:style style:name="P13" style:family="paragraph" style:parent-style-name="Standard">
      <style:text-properties style:font-name="Garuda" fo:font-size="15pt" officeooo:rsid="0011d429" officeooo:paragraph-rsid="0011d429" style:font-size-asian="15pt" style:font-size-complex="15pt"/>
    </style:style>
    <style:style style:name="P14" style:family="paragraph" style:parent-style-name="Standard">
      <style:text-properties fo:color="#000066" style:font-name="Garuda" fo:font-size="14pt" fo:font-weight="bold" officeooo:rsid="0012c046" officeooo:paragraph-rsid="0012c046" style:font-size-asian="14pt" style:font-weight-asian="bold" style:font-size-complex="14pt" style:font-weight-complex="bold"/>
    </style:style>
    <style:style style:name="P15" style:family="paragraph" style:parent-style-name="Standard" style:list-style-name="L1">
      <style:text-properties style:font-name="Garuda" officeooo:rsid="0011d429" officeooo:paragraph-rsid="0011d429"/>
    </style:style>
    <style:style style:name="P16" style:family="paragraph" style:parent-style-name="Standard" style:list-style-name="L1">
      <style:text-properties style:font-name="Garuda" officeooo:rsid="0012c046" officeooo:paragraph-rsid="0012c046"/>
    </style:style>
    <style:style style:name="P17" style:family="paragraph" style:parent-style-name="Standard">
      <style:text-properties fo:color="#000066" style:font-name="Garuda" officeooo:rsid="0012c046" officeooo:paragraph-rsid="0012c046"/>
    </style:style>
    <style:style style:name="P18" style:family="paragraph" style:parent-style-name="Standard">
      <style:text-properties fo:font-variant="normal" fo:text-transform="none" fo:color="#000000" style:font-name="Garuda" fo:font-size="12pt" fo:letter-spacing="normal" fo:font-style="normal" fo:font-weight="normal" officeooo:rsid="0012c046" officeooo:paragraph-rsid="00138b0e"/>
    </style:style>
    <style:style style:name="P19" style:family="paragraph" style:parent-style-name="Standard">
      <style:text-properties fo:font-variant="normal" fo:text-transform="none" fo:color="#000000" style:font-name="Garuda" fo:font-size="12pt" fo:letter-spacing="normal" fo:font-style="normal" fo:font-weight="normal" officeooo:rsid="0012c046" officeooo:paragraph-rsid="0012c046"/>
    </style:style>
    <style:style style:name="P20" style:family="paragraph" style:parent-style-name="Standard">
      <style:text-properties fo:font-variant="normal" fo:text-transform="none" fo:color="#000066" style:font-name="Garuda" fo:font-size="12pt" fo:letter-spacing="normal" fo:font-style="normal" fo:font-weight="normal" officeooo:rsid="0011d429" officeooo:paragraph-rsid="00138b0e"/>
    </style:style>
    <style:style style:name="P21" style:family="paragraph" style:parent-style-name="Standard">
      <style:text-properties fo:font-variant="normal" fo:text-transform="none" fo:color="#24292e" style:font-name="Garuda" fo:font-size="12pt" fo:letter-spacing="normal" fo:font-style="normal" fo:font-weight="normal" officeooo:rsid="00138b0e" officeooo:paragraph-rsid="00138b0e"/>
    </style:style>
    <style:style style:name="P22" style:family="paragraph" style:parent-style-name="Standard">
      <style:text-properties fo:font-variant="normal" fo:text-transform="none" fo:color="#24292e" style:font-name="Garuda" fo:font-size="12pt" fo:letter-spacing="normal" fo:font-style="normal" fo:font-weight="normal" officeooo:rsid="00242e18" officeooo:paragraph-rsid="00242e18"/>
    </style:style>
    <style:style style:name="P23" style:family="paragraph" style:parent-style-name="Standard" style:list-style-name="L2">
      <style:text-properties fo:font-variant="normal" fo:text-transform="none" fo:color="#24292e" style:font-name="Garuda" fo:font-size="12pt" fo:letter-spacing="normal" fo:font-style="normal" fo:font-weight="normal" officeooo:rsid="00242e18" officeooo:paragraph-rsid="00242e18"/>
    </style:style>
    <style:style style:name="P24" style:family="paragraph" style:parent-style-name="Standard" style:list-style-name="L2">
      <style:text-properties fo:font-variant="normal" fo:text-transform="none" fo:color="#24292e" style:font-name="Garuda" fo:font-size="12pt" fo:letter-spacing="normal" fo:font-style="normal" fo:font-weight="normal" officeooo:rsid="00262849" officeooo:paragraph-rsid="00262849"/>
    </style:style>
    <style:style style:name="P25" style:family="paragraph" style:parent-style-name="Standard">
      <style:text-properties fo:font-variant="normal" fo:text-transform="none" fo:color="#24292e" style:font-name="Garuda" fo:font-size="12pt" fo:letter-spacing="normal" fo:font-style="normal" fo:font-weight="normal" officeooo:rsid="00262849" officeooo:paragraph-rsid="00262849"/>
    </style:style>
    <style:style style:name="T1" style:family="text">
      <style:text-properties officeooo:rsid="0011d429"/>
    </style:style>
    <style:style style:name="T2" style:family="text">
      <style:text-properties fo:color="#000000" style:text-line-through-style="none" style:text-line-through-type="none" style:font-name="Garuda" style:text-underline-style="none" style:text-blinking="false" fo:background-color="#ffffff" loext:char-shading-value="0"/>
    </style:style>
    <style:style style:name="T3" style:family="text">
      <style:text-properties fo:color="#000000" style:font-name="Garuda"/>
    </style:style>
    <style:style style:name="T4" style:family="text">
      <style:text-properties officeooo:rsid="00138b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dvocate Client Management</text:p>
      <text:p text:style-name="P12"/>
      <text:p text:style-name="P11">Documentation</text:p>
      <text:p text:style-name="P13"/>
      <text:p text:style-name="P12">Advocate Client Management is the process of maintaining the client’s records like Cases, its associated hearings, personal information, contact details, fees and so on. An advocate could easily retrieve his client’s information and his daily hearings information using this application. This application is to store and maintain the advocate’s client records in one server using Ruby on Rails Framework</text:p>
      <text:p text:style-name="P12"/>
      <text:p text:style-name="P12">I will go through the important points in the application.</text:p>
      <text:p text:style-name="P12"/>
      <text:p text:style-name="P14">Gems</text:p>
      <text:p text:style-name="P10"/>
      <text:list xml:id="list5470280803701070460" text:style-name="L1">
        <text:list-item>
          <text:p text:style-name="P15">devise</text:p>
        </text:list-item>
        <text:list-item>
          <text:p text:style-name="P15">rabl</text:p>
        </text:list-item>
        <text:list-item>
          <text:p text:style-name="P15">nested_form</text:p>
        </text:list-item>
        <text:list-item>
          <text:p text:style-name="P16">wicked_pdf</text:p>
        </text:list-item>
        <text:list-item>
          <text:p text:style-name="P15">wkhtmltopdf-binary</text:p>
        </text:list-item>
        <text:list-item>
          <text:p text:style-name="P15">carrierwave</text:p>
        </text:list-item>
        <text:list-item>
          <text:p text:style-name="P15">pry<text:tab/></text:p>
        </text:list-item>
        <text:list-item>
          <text:p text:style-name="P15">chartkick</text:p>
        </text:list-item>
      </text:list>
      <text:p text:style-name="P12"/>
      <text:p text:style-name="P17">Devise</text:p>
      <text:p text:style-name="P3">Devise is a flexible authentication solution for Rails</text:p>
      <text:p text:style-name="P6"/>
      <text:p text:style-name="P6">Rabl</text:p>
      <text:p text:style-name="P1"><text:span text:style-name="T3">RABL (Ruby API Builder Language) is a Rails and </text:span><text:a xlink:type="simple" xlink:href="http://padrinorb.com/" text:style-name="Internet_20_link" text:visited-style-name="Visited_20_Internet_20_Link"><text:span text:style-name="T2">Padrino</text:span></text:a><text:span text:style-name="T3"> ruby templating system for generating JSON, XML, MessagePack, PList and BSON.</text:span></text:p>
      <text:p text:style-name="P6"><text:soft-page-break/>N<text:span text:style-name="T1">ested </text:span>F<text:span text:style-name="T1">orm</text:span></text:p>
      <text:p text:style-name="P18">This is a Rails gem for conveniently manage multiple nested models in a single form</text:p>
      <text:p text:style-name="P18"/>
      <text:p text:style-name="P7"><text:span text:style-name="T4">W</text:span>icked <text:span text:style-name="T4">P</text:span>df</text:p>
      <text:p text:style-name="P2"><text:span text:style-name="T3">Wicked PDF uses the shell utility </text:span><text:a xlink:type="simple" xlink:href="http://wkhtmltopdf.org/" text:style-name="Internet_20_link" text:visited-style-name="Visited_20_Internet_20_Link"><text:span text:style-name="T2">wkhtmltopdf</text:span></text:a><text:span text:style-name="T3"> to serve a PDF file to a user from HTML.</text:span></text:p>
      <text:p text:style-name="P4"/>
      <text:p text:style-name="P20">Carrierwave</text:p>
      <text:p text:style-name="P4">This gem provides a simple and extremely flexible way to upload files from Ruby applications.</text:p>
      <text:p text:style-name="P4"/>
      <text:p text:style-name="P8">Pry</text:p>
      <text:p text:style-name="P5">Pry is a powerful alternative to the standard IRB shell for Ruby. </text:p>
      <text:p text:style-name="P5"/>
      <text:p text:style-name="P8">Chartkick</text:p>
      <text:p text:style-name="P5">Create beautiful JavaScript charts with one line of Ruby.</text:p>
      <text:p text:style-name="P5"/>
      <text:p text:style-name="P5"/>
      <text:p text:style-name="P22">Work Flow</text:p>
      <text:p text:style-name="P22"/>
      <text:list xml:id="list8927858854727021155" text:style-name="L2">
        <text:list-item>
          <text:p text:style-name="P23">In this application, we are entering the information as per the following flow.</text:p>
        </text:list-item>
        <text:list-item>
          <text:p text:style-name="P23">As one client is approching the office, we are first entering the primary details of the client.</text:p>
        </text:list-item>
        <text:list-item>
          <text:p text:style-name="P23">After successful insertion of the data, we can go to the show page of the client.</text:p>
        </text:list-item>
        <text:list-item>
          <text:p text:style-name="P23">Here on the left side, you can see the client information given and at the right side , the cases related to that particular client.</text:p>
        </text:list-item>
        <text:list-item>
          <text:p text:style-name="P23">If you want to add a new case, you can click on “add new case” and add a new case.</text:p>
        </text:list-item>
        <text:list-item>
          <text:p text:style-name="P23">After adding the new case, you can go to the show page of the case by clicking on the case name in clients show page.</text:p>
        </text:list-item>
        <text:list-item>
          <text:p text:style-name="P23">In the cases show page you can see on the left side, the case details is displayed and on the right side the hearings related to the particular case.</text:p>
        </text:list-item>
        <text:list-item>
          <text:p text:style-name="P24"><text:soft-page-break/>You can add a new hearing in the right side “add new hearing”, but there is an option in front page to add a new hearing in a single click.</text:p>
        </text:list-item>
        <text:list-item>
          <text:p text:style-name="P24">If we are going to the show page of the particular hearing, you can see the particular hearing details, and also the details of fee and payment. The difference between fee and payment is that payment is the amount giving by the client to the advocate as it is an amount received whereas fee is the amount client need to be paid which is considered as the amount to be paid. </text:p>
        </text:list-item>
      </text:list>
      <text:p text:style-name="P25"/>
      <text:p text:style-name="P25">Home Page</text:p>
      <text:p text:style-name="P25"/>
      <text:p text:style-name="P25">Home page is designed in such a way that the client was used to be with a diary system and we are here following the same.</text:p>
      <text:p text:style-name="P25"/>
      <text:p text:style-name="P25">There is a table shown in the page . The coloumn names are </text:p>
      <text:p text:style-name="P22"/>
      <text:p text:style-name="P22"/>
      <text:p text:style-name="P5"/>
      <text:p text:style-name="P5"/>
      <text:p text:style-name="P5"/>
      <text:p text:style-name="P19"/>
      <text:p text:style-name="P19"/>
      <text:p text:style-name="P19"/>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4:36:53.782427562</meta:creation-date>
    <dc:date>2017-08-12T11:11:57.546020373</dc:date>
    <meta:editing-duration>PT4H9M45S</meta:editing-duration>
    <meta:editing-cycles>5</meta:editing-cycles>
    <meta:generator>LibreOffice/5.1.6.2$Linux_X86_64 LibreOffice_project/10m0$Build-2</meta:generator>
    <meta:document-statistic meta:table-count="0" meta:image-count="0" meta:object-count="0" meta:page-count="3" meta:paragraph-count="40" meta:word-count="494" meta:character-count="2668" meta:non-whitespace-character-count="2227"/>
  </office:meta>
</office:document-meta>
</file>